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FB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5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non-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1" calcext:value-type="float">
            <text:p>8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GNR 6 wheel lavatory carriage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1" calcext:value-type="float">
            <text:p>81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 (first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2" calcext:value-type="float">
            <text:p>92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2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704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0" calcext:value-type="float">
            <text:p>100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1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2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35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39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40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elliptical roof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04" calcext:value-type="float">
            <text:p>104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4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5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09" calcext:value-type="float">
            <text:p>109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11" calcext:value-type="float">
            <text:p>11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7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7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7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7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7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8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8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8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8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9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80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80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49" calcext:value-type="float">
            <text:p>149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1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1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8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2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23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3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37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54" calcext:value-type="float">
            <text:p>154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44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4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4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4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5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5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5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5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6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6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6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75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85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8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8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9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92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93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94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9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4" calcext:value-type="float">
            <text:p>164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903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90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Gresle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66" calcext:value-type="float">
            <text:p>166</text:p>
          </table:table-cell>
          <table:table-cell office:value-type="string" calcext:value-type="string">
            <text:p>All door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4ft-5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67" calcext:value-type="float">
            <text:p>167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2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29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1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2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40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41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42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46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5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53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57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5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5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6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69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75" calcext:value-type="float">
            <text:p>17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7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77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8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8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85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86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8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89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9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9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100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100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Coronatio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C1009]+25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101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1011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101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101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101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1015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101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1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1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19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20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21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2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23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24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2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2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27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2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29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3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31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32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33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3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3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36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3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3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3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4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4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42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4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5-31T15:25:57.860846453</dc:date>
    <meta:editing-duration>P119DT3H46M5S</meta:editing-duration>
    <meta:editing-cycles>1976</meta:editing-cycles>
    <meta:generator>LibreOffice/7.3.7.2$Linux_X86_64 LibreOffice_project/30$Build-2</meta:generator>
    <dc:creator>James Petts</dc:creator>
    <meta:document-statistic meta:table-count="3" meta:cell-count="6417" meta:object-count="0"/>
  </office:meta>
</office:document-meta>
</file>